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automatic-styles>
    <style:style style:name="Code" style:family="paragraph" style:parent-style-name="Preformatted_20_Text">
      <style:text-properties fo:font-family="Liberation Mono" style:font-name="Liberation Mono"/>
    </style:style>
    <style:style style:name="Mono" style:family="paragraph" style:parent-style-name="Standard">
      <style:text-properties fo:font-family="Liberation Mono" style:font-name="Liberation Mono"/>
    </style:style>
  </office:automatic-styles>
  <office:body>
    <office:text>
      <text:h text:style-name="Heading_20_1" text:level="1">GargoyleGame – Guide pas à pas + Code commenté</text:h>
      <text:h text:style-name="Heading_20_2" text:level="2">0) Prérequis (rapide)</text:h>
      <text:p>Nous utilisons Java (OpenJDK 17+ recommandé), OpenJFX installé (chemin standard Debian/Ubuntu : /usr/share/openjfx/lib),</text:p>
      <text:p>et un éditeur de texte (nano/Geany/VS Code).</text:p>
      <text:p/>
      <text:h text:style-name="Heading_20_2" text:level="2">1) Arborescence propre (éviter 100 % des erreurs de chemin)</text:h>
      <text:p text:style-name="Mono">GargoyleGame/</text:p>
      <text:p text:style-name="Mono">├─ Makefile</text:p>
      <text:p text:style-name="Mono">├─ bin/</text:p>
      <text:p text:style-name="Mono">└─ src/</text:p>
      <text:p text:style-name="Mono">   └─ main/</text:p>
      <text:p text:style-name="Mono">      └─ java/</text:p>
      <text:p text:style-name="Mono">         └─ org/</text:p>
      <text:p text:style-name="Mono">            └─ gargoyle/</text:p>
      <text:p text:style-name="Mono">               └─ GargoyleGame.java</text:p>
      <text:p text:style-name="Mono"/>
      <text:p text:style-name="Mono">Astuce : le package au début du fichier DOIT correspondre aux dossiers (package org.gargoyle; → dossier org/gargoyle).</text:p>
      <text:h text:style-name="Heading_20_2" text:level="2">2) Makefile (compile, lance, nettoie) – contenu complet</text:h>
      <text:p text:style-name="Mono">JAVAC        = javac</text:p>
      <text:p text:style-name="Mono">JAVA         = java</text:p>
      <text:p text:style-name="Mono">SRC          = src/main/java</text:p>
      <text:p text:style-name="Mono">BIN          = bin</text:p>
      <text:p text:style-name="Mono">MAIN_CLASS   = org.gargoyle.GargoyleGame</text:p>
      <text:p text:style-name="Mono">MODULEPATH   = /usr/share/openjfx/lib</text:p>
      <text:p text:style-name="Mono">ADD_MODULES  = --add-modules javafx.controls,javafx.graphics</text:p>
      <text:p text:style-name="Mono"/>
      <text:p text:style-name="Mono">SOURCES      = $(shell find $(SRC) -name "*.java")</text:p>
      <text:p text:style-name="Mono"/>
      <text:p text:style-name="Mono">.PHONY: all build run clean tree</text:p>
      <text:p text:style-name="Mono"/>
      <text:p text:style-name="Mono">all: run</text:p>
      <text:p text:style-name="Mono"/>
      <text:p text:style-name="Mono">build: $(BIN)/classes.stamp</text:p>
      <text:p text:style-name="Mono"/>
      <text:p text:style-name="Mono">$(BIN)/classes.stamp: $(SOURCES)</text:p>
      <text:p text:style-name="Mono">	@mkdir -p $(BIN)</text:p>
      <text:p text:style-name="Mono">	@echo "🛠️  Compilation..."</text:p>
      <text:p text:style-name="Mono">	$(JAVAC) --module-path $(MODULEPATH) $(ADD_MODULES) -d $(BIN) $(SOURCES)</text:p>
      <text:p text:style-name="Mono">	@touch $@</text:p>
      <text:p text:style-name="Mono"/>
      <text:p text:style-name="Mono">run: build</text:p>
      <text:p text:style-name="Mono">	@echo "🚀 Exécution..."</text:p>
      <text:p text:style-name="Mono">	$(JAVA) --module-path $(MODULEPATH) $(ADD_MODULES) -cp $(BIN) $(MAIN_CLASS)</text:p>
      <text:p text:style-name="Mono"/>
      <text:p text:style-name="Mono">clean:</text:p>
      <text:p text:style-name="Mono">	rm -rf $(BIN)</text:p>
      <text:p text:style-name="Mono"/>
      <text:p text:style-name="Mono">tree:</text:p>
      <text:p text:style-name="Mono">	@echo "📁 Arborescence du projet :"</text:p>
      <text:p text:style-name="Mono">	@find . -maxdepth 4 -type d -print | sed 's/^\.\///'</text:p>
      <text:h text:style-name="Heading_20_2" text:level="2">3) Code du jeu – GargoyleGame.java (commenté)</text:h>
      <text:p text:style-name="Mono">// 1) Le package DOIT correspondre au chemin de dossiers (org/gargoyle)</text:p>
      <text:p text:style-name="Mono">package org.gargoyle;</text:p>
      <text:p text:style-name="Mono"/>
      <text:p text:style-name="Mono">// 2) Imports JavaFX essentiels : Application (lancement), Stage/Scene (fenêtre),</text:p>
      <text:p text:style-name="Mono">//    Canvas/GraphicsContext (rendu 2D), AnimationTimer (boucle de jeu), KeyCode (clavier)</text:p>
      <text:p text:style-name="Mono">import javafx.application.Application;</text:p>
      <text:p text:style-name="Mono">import javafx.stage.Stage;</text:p>
      <text:p text:style-name="Mono">import javafx.scene.Scene;</text:p>
      <text:p text:style-name="Mono">import javafx.scene.canvas.Canvas;</text:p>
      <text:p text:style-name="Mono">import javafx.scene.canvas.GraphicsContext;</text:p>
      <text:p text:style-name="Mono">import javafx.scene.layout.StackPane;</text:p>
      <text:p text:style-name="Mono">import javafx.scene.paint.Color;</text:p>
      <text:p text:style-name="Mono">import javafx.animation.AnimationTimer;</text:p>
      <text:p text:style-name="Mono">import javafx.scene.input.KeyCode;</text:p>
      <text:p text:style-name="Mono"/>
      <text:p text:style-name="Mono">public class GargoyleGame extends Application {</text:p>
      <text:p text:style-name="Mono"/>
      <text:p text:style-name="Mono">    // -------- Paramètres d'écran (constantes) --------</text:p>
      <text:p text:style-name="Mono">    private static final int WIDTH = 800;</text:p>
      <text:p text:style-name="Mono">    private static final int HEIGHT = 450;</text:p>
      <text:p text:style-name="Mono"/>
      <text:p text:style-name="Mono">    // -------- Entité Joueur (une “gargouille” carrée) --------</text:p>
      <text:p text:style-name="Mono">    static class Player {</text:p>
      <text:p text:style-name="Mono">        double x, y, w, h;   // position (x,y) et taille (w,h)</text:p>
      <text:p text:style-name="Mono">        double vx, vy;       // vitesses (horizontale, verticale)</text:p>
      <text:p text:style-name="Mono">        boolean onGround;    // sur le sol ?</text:p>
      <text:p text:style-name="Mono"/>
      <text:p text:style-name="Mono">        Player(double x, double y, double w, double h) {</text:p>
      <text:p text:style-name="Mono">            this.x = x; this.y = y; this.w = w; this.h = h;</text:p>
      <text:p text:style-name="Mono">            this.vx = 0; this.vy = 0; this.onGround = false;</text:p>
      <text:p text:style-name="Mono">        }</text:p>
      <text:p text:style-name="Mono"/>
      <text:p text:style-name="Mono">        // Mise à jour physique simple : gravité + intégration d'Euler + collision sol</text:p>
      <text:p text:style-name="Mono">        void update(double dt, double gravity, double floorY) {</text:p>
      <text:p text:style-name="Mono">            vy += gravity * dt; // appliquer la gravité</text:p>
      <text:p text:style-name="Mono">            x  += vx * dt;      // déplacer horizontalement</text:p>
      <text:p text:style-name="Mono">            y  += vy * dt;      // déplacer verticalement</text:p>
      <text:p text:style-name="Mono"/>
      <text:p text:style-name="Mono">            // Collision avec le sol (limite Y)</text:p>
      <text:p text:style-name="Mono">            if (y + h &gt; floorY) {</text:p>
      <text:p text:style-name="Mono">                y = floorY - h; // recoller sur le sol</text:p>
      <text:p text:style-name="Mono">                vy = 0;         // annuler la vitesse verticale</text:p>
      <text:p text:style-name="Mono">                onGround = true;</text:p>
      <text:p text:style-name="Mono">            } else {</text:p>
      <text:p text:style-name="Mono">                onGround = false;</text:p>
      <text:p text:style-name="Mono">            }</text:p>
      <text:p text:style-name="Mono"/>
      <text:p text:style-name="Mono">            // Empêcher de sortir de l'écran à gauche/droite</text:p>
      <text:p text:style-name="Mono">            if (x &lt; 0) x = 0;</text:p>
      <text:p text:style-name="Mono">            if (x + w &gt; WIDTH) x = WIDTH - w;</text:p>
      <text:p text:style-name="Mono">        }</text:p>
      <text:p text:style-name="Mono"/>
      <text:p text:style-name="Mono">        // Rendu du joueur (un carré + deux yeux)</text:p>
      <text:p text:style-name="Mono">        void draw(GraphicsContext gc) {</text:p>
      <text:p text:style-name="Mono">            gc.setFill(Color.DARKSLATEBLUE);</text:p>
      <text:p text:style-name="Mono">            gc.fillRect(x, y, w, h);</text:p>
      <text:p text:style-name="Mono"/>
      <text:p text:style-name="Mono">            gc.setFill(Color.LIGHTBLUE);</text:p>
      <text:p text:style-name="Mono">            gc.fillRect(x + 6, y + 6, 6, 6);</text:p>
      <text:p text:style-name="Mono">            gc.fillRect(x + w - 12, y + 6, 6, 6);</text:p>
      <text:p text:style-name="Mono">        }</text:p>
      <text:p text:style-name="Mono">    }</text:p>
      <text:p text:style-name="Mono"/>
      <text:p text:style-name="Mono">    // -------- Entrées clavier (flags) --------</text:p>
      <text:p text:style-name="Mono">    private boolean left, right, jump;</text:p>
      <text:p text:style-name="Mono"/>
      <text:p text:style-name="Mono">    @Override</text:p>
      <text:p text:style-name="Mono">    public void start(Stage stage) {</text:p>
      <text:p text:style-name="Mono">        // Canvas = surface de dessin 2D</text:p>
      <text:p text:style-name="Mono">        Canvas canvas = new Canvas(WIDTH, HEIGHT);</text:p>
      <text:p text:style-name="Mono">        GraphicsContext gc = canvas.getGraphicsContext2D();</text:p>
      <text:p text:style-name="Mono"/>
      <text:p text:style-name="Mono">        // Paramètres du monde</text:p>
      <text:p text:style-name="Mono">        final double floorY    = HEIGHT - 50; // sol (50 px au-dessus du bas)</text:p>
      <text:p text:style-name="Mono">        final double gravity   = 1200.0;      // gravité (px/s²)</text:p>
      <text:p text:style-name="Mono">        final double moveSpeed = 300.0;       // vitesse horizontale du joueur</text:p>
      <text:p text:style-name="Mono">        final double jumpSpeed = 520.0;       // impulsion de saut</text:p>
      <text:p text:style-name="Mono"/>
      <text:p text:style-name="Mono">        // Créer le joueur (32x32) posé sur le sol, X=100</text:p>
      <text:p text:style-name="Mono">        Player gargoyle = new Player(100, floorY - 32, 32, 32);</text:p>
      <text:p text:style-name="Mono"/>
      <text:p text:style-name="Mono">        // Mise en place de la scène</text:p>
      <text:p text:style-name="Mono">        StackPane root = new StackPane(canvas);</text:p>
      <text:p text:style-name="Mono">        Scene scene = new Scene(root, WIDTH, HEIGHT);</text:p>
      <text:p text:style-name="Mono">        stage.setTitle("Gargoyle — base JavaFX (Canvas + AnimationTimer)");</text:p>
      <text:p text:style-name="Mono">        stage.setScene(scene);</text:p>
      <text:p text:style-name="Mono">        stage.setResizable(false);</text:p>
      <text:p text:style-name="Mono">        stage.show();</text:p>
      <text:p text:style-name="Mono"/>
      <text:p text:style-name="Mono">        // Focus clavier sur le Canvas</text:p>
      <text:p text:style-name="Mono">        canvas.setFocusTraversable(true);</text:p>
      <text:p text:style-name="Mono">        canvas.requestFocus();</text:p>
      <text:p text:style-name="Mono"/>
      <text:p text:style-name="Mono">        // Contrôles : flèches OU ZQSD + Espace pour sauter</text:p>
      <text:p text:style-name="Mono">        scene.setOnKeyPressed(e -&gt; {</text:p>
      <text:p text:style-name="Mono">            KeyCode c = e.getCode();</text:p>
      <text:p text:style-name="Mono">            if (c == KeyCode.LEFT  || c == KeyCode.Q) left  = true;</text:p>
      <text:p text:style-name="Mono">            if (c == KeyCode.RIGHT || c == KeyCode.D) right = true;</text:p>
      <text:p text:style-name="Mono">            if (c == KeyCode.UP    || c == KeyCode.Z || c == KeyCode.SPACE) jump = true;</text:p>
      <text:p text:style-name="Mono">        });</text:p>
      <text:p text:style-name="Mono">        scene.setOnKeyReleased(e -&gt; {</text:p>
      <text:p text:style-name="Mono">            KeyCode c = e.getCode();</text:p>
      <text:p text:style-name="Mono">            if (c == KeyCode.LEFT  || c == KeyCode.Q) left  = false;</text:p>
      <text:p text:style-name="Mono">            if (c == KeyCode.RIGHT || c == KeyCode.D) right = false;</text:p>
      <text:p text:style-name="Mono">            // jump est “one-shot” : on le remettra à false dans la boucle après lecture</text:p>
      <text:p text:style-name="Mono">        });</text:p>
      <text:p text:style-name="Mono"/>
      <text:p text:style-name="Mono">        // Boucle de jeu (≈60 FPS) via AnimationTimer :</text:p>
      <text:p text:style-name="Mono">        // - Lecture des entrées -&gt; vitesse horizontale</text:p>
      <text:p text:style-name="Mono">        // - Saut si sur le sol</text:p>
      <text:p text:style-name="Mono">        // - Update physique (gravité + collision sol)</text:p>
      <text:p text:style-name="Mono">        // - Rendu (ciel, sol, joueur)</text:p>
      <text:p text:style-name="Mono">        final long[] last = { System.nanoTime() };</text:p>
      <text:p text:style-name="Mono">        new AnimationTimer() {</text:p>
      <text:p text:style-name="Mono">            @Override public void handle(long now) {</text:p>
      <text:p text:style-name="Mono">                double dt = (now - last[0]) / 1e9; // delta-temps en secondes</text:p>
      <text:p text:style-name="Mono">                last[0] = now;</text:p>
      <text:p text:style-name="Mono"/>
      <text:p text:style-name="Mono">                // 1) Entrées -&gt; vitesse horizontale</text:p>
      <text:p text:style-name="Mono">                if (left &amp;&amp; !right) gargoyle.vx = -moveSpeed;</text:p>
      <text:p text:style-name="Mono">                else if (right &amp;&amp; !left) gargoyle.vx = moveSpeed;</text:p>
      <text:p text:style-name="Mono">                else gargoyle.vx = 0;</text:p>
      <text:p text:style-name="Mono"/>
      <text:p text:style-name="Mono">                // 2) Saut (one-shot)</text:p>
      <text:p text:style-name="Mono">                if (jump &amp;&amp; gargoyle.onGround) {</text:p>
      <text:p text:style-name="Mono">                    gargoyle.vy = -jumpSpeed; // impulsion vers le haut</text:p>
      <text:p text:style-name="Mono">                }</text:p>
      <text:p text:style-name="Mono">                jump = false; // consommer l'entrée saut</text:p>
      <text:p text:style-name="Mono"/>
      <text:p text:style-name="Mono">                // 3) Mise à jour physique</text:p>
      <text:p text:style-name="Mono">                gargoyle.update(dt, gravity, floorY);</text:p>
      <text:p text:style-name="Mono"/>
      <text:p text:style-name="Mono">                // 4) Rendu</text:p>
      <text:p text:style-name="Mono">                // ciel</text:p>
      <text:p text:style-name="Mono">                gc.setFill(Color.SKYBLUE);</text:p>
      <text:p text:style-name="Mono">                gc.fillRect(0, 0, WIDTH, HEIGHT);</text:p>
      <text:p text:style-name="Mono">                // sol</text:p>
      <text:p text:style-name="Mono">                gc.setFill(Color.DARKGREEN);</text:p>
      <text:p text:style-name="Mono">                gc.fillRect(0, floorY, WIDTH, HEIGHT - floorY);</text:p>
      <text:p text:style-name="Mono">                // joueur</text:p>
      <text:p text:style-name="Mono">                gargoyle.draw(gc);</text:p>
      <text:p text:style-name="Mono">            }</text:p>
      <text:p text:style-name="Mono">        }.start();</text:p>
      <text:p text:style-name="Mono">    }</text:p>
      <text:p text:style-name="Mono"/>
      <text:p text:style-name="Mono">    // Point d'entrée : lance l’application JavaFX</text:p>
      <text:p text:style-name="Mono">    public static void main(String[] args) {</text:p>
      <text:p text:style-name="Mono">        launch(args);</text:p>
      <text:p text:style-name="Mono">    }</text:p>
      <text:p text:style-name="Mono">}</text:p>
      <text:h text:style-name="Heading_20_2" text:level="2">4) Commandes utiles</text:h>
      <text:p>Depuis la racine du projet (dossier GargoyleGame) :</text:p>
      <text:p>- make tree  → vérifie l’arborescence</text:p>
      <text:p>- make run   → compile puis lance</text:p>
      <text:p>- make clean → supprime bin/ pour repartir propre</text:p>
      <text:p/>
      <text:h text:style-name="Heading_20_2" text:level="2">5) Dépannage (erreurs courantes → solutions)</text:h>
      <text:p text:style-name="Mono">• error: file not found: …</text:p>
      <text:p text:style-name="Mono">  → Chemin du fichier incorrect. Vérifions que le .java est sous src/main/java/... et que le package reflète les dossiers.</text:p>
      <text:p text:style-name="Mono"/>
      <text:p text:style-name="Mono">• Erreur : impossible de trouver ou de charger la classe principale org.gargoyle.GargoyleGame</text:p>
      <text:p text:style-name="Mono">  → MAIN_CLASS dans le Makefile doit être org.gargoyle.GargoyleGame. Le .class attendu : bin/org/gargoyle/GargoyleGame.class.</text:p>
      <text:p text:style-name="Mono"/>
      <text:p text:style-name="Mono">• JavaFX not found</text:p>
      <text:p text:style-name="Mono">  → Chemin MODULEPATH : vérifier /usr/share/openjfx/lib. Sinon, adapter selon l’installation locale.</text:p>
      <text:p text:style-name="Mono"/>
      <text:p text:style-name="Mono">• Clavier non pris en compte</text:p>
      <text:p text:style-name="Mono">  → Cliquer une fois dans la fenêtre/Canvas pour le focus, ou garder canvas.requestFocus();</text:p>
      <text:h text:style-name="Heading_20_2" text:level="2">6) Prochaines étapes (progression simple)</text:h>
      <text:p>1. Obstacles statiques (rectangles) + collision AABB.</text:p>
      <text:p>2. Décor défilant (caméra).</text:p>
      <text:p>3. Sprites (remplacer le carré par une image animée).</text:p>
      <text:p>4. États de jeu (menu, pause, game over).</text:p>
      <text:p>5. Build avancé (Gradle/JavaFX plugin) quand nous serons à l’aise.</text:p>
      <text:p/>
    </office:text>
  </office:body>
</office:document-content>
</file>